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12168b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06e520e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32800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1863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1346ba1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style:font-size-asian="11pt" style:font-size-complex="11pt"/>
    </style:style>
    <style:style style:name="T133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officeooo:rsid="1035cc54"/>
    </style:style>
    <style:style style:name="T143" style:family="text">
      <style:text-properties officeooo:rsid="103b85c2"/>
    </style:style>
    <style:style style:name="T144" style:family="text">
      <style:text-properties officeooo:rsid="10d28a1c"/>
    </style:style>
    <style:style style:name="T145" style:family="text">
      <style:text-properties officeooo:rsid="10b6b930"/>
    </style:style>
    <style:style style:name="T146" style:family="text">
      <style:text-properties fo:language="en" fo:country="GB" officeooo:rsid="10b6b930"/>
    </style:style>
    <style:style style:name="T147" style:family="text">
      <style:text-properties fo:language="en" fo:country="GB"/>
    </style:style>
    <style:style style:name="T148" style:family="text">
      <style:text-properties fo:language="en" fo:country="GB" officeooo:rsid="10a19599"/>
    </style:style>
    <style:style style:name="T149" style:family="text">
      <style:text-properties fo:language="en" fo:country="GB" officeooo:rsid="10d28a1c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7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style:font-name="Liberation Sans" fo:font-size="12pt" fo:language="en" fo:country="GB" officeooo:rsid="0d1ec96e" style:font-size-asian="12pt" style:font-size-complex="12pt"/>
    </style:style>
    <style:style style:name="T179" style:family="text">
      <style:text-properties style:font-name="Liberation Sans" fo:font-size="12pt" fo:language="en" fo:country="GB" officeooo:rsid="110298af" style:font-size-asian="12pt" style:font-size-complex="12pt"/>
    </style:style>
    <style:style style:name="T180" style:family="text">
      <style:text-properties style:font-name="Liberation Sans" fo:font-size="12pt" fo:language="en" fo:country="GB" officeooo:rsid="0ff397b4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en" fo:country="GB" officeooo:rsid="0f51b898"/>
    </style:style>
    <style:style style:name="T18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language="en" fo:country="GB" style:text-underline-style="none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</text:span></text:span><text:span text:style-name="Strong_20_Emphasis"><text:span text:style-name="T87">Z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8">Select </text:span><text:span text:style-name="Strong_20_Emphasis"><text:span text:style-name="T89">1</text:span></text:span><text:span text:style-name="T88"> Prepar</text:span><text:span text:style-name="T90">e </text:span><text:span text:style-name="T88">installation</text:span><text:span text:style-name="T91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2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3">Boot the computer from</text:span><text:span text:style-name="T94"><text:note text:id="ftn3" text:note-class="footnote"><text:note-citation>1</text:note-citation><text:note-body><text:p text:style-name="P42"><text:span text:style-name="T95">Boot menu/Setup via one of the </text:span><text:span text:style-name="T96">f</text:span><text:span text:style-name="T95">requently used keys: </text:span><text:span text:style-name="T97">Esc</text:span><text:span text:style-name="T98">, </text:span><text:span text:style-name="T97">Delete</text:span><text:span text:style-name="T98">, </text:span><text:span text:style-name="T97">F1</text:span><text:span text:style-name="T98">, </text:span><text:span text:style-name="T97">F2</text:span><text:span text:style-name="T98">, </text:span><text:span text:style-name="T97">F9</text:span><text:span text:style-name="T98">, </text:span><text:span text:style-name="T97">F10</text:span><text:span text:style-name="T98">, </text:span><text:span text:style-name="T97">F11</text:span><text:span text:style-name="T98">, or </text:span><text:span text:style-name="T97">F12</text:span></text:p></text:note-body></text:note></text:span><text:span text:style-name="T93"> an </text:span><text:span text:style-name="T99"><text:user-field-get text:name="Distro">Debian</text:user-field-get></text:span><text:span text:style-name="T100"><text:s/></text:span><text:span text:style-name="T101">Desktop</text:span><text:span text:style-name="T102"> </text:span><text:span text:style-name="T103">Live</text:span><text:span text:style-name="T104"><text:note text:id="ftn4" text:note-class="footnote"><text:note-citation>2</text:note-citation><text:note-body><text:p text:style-name="P43"><text:span text:style-name="T105">From a Live USB stick you can boot and work with </text:span><text:span text:style-name="T106"><text:user-field-get text:name="Distro">Debian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Debian</text:user-field-get></text:span><text:span text:style-name="T106">.</text:span></text:p></text:note-body></text:note></text:span><text:span text:style-name="T107"> USB stick</text:span><text:span text:style-name="T108"><text:note text:id="ftn5" text:note-class="footnote"><text:note-citation>3</text:note-citation><text:note-body><text:p text:style-name="P44"><text:span text:style-name="T109">Create a bootable USB stick:<text:line-break/>Download a CD image file (.iso) from</text:span><text:span text:style-name="T110"> </text:span><text:a xlink:type="simple" xlink:href="https://www.debian.org/" text:style-name="Internet_20_link" text:visited-style-name="Visited_20_Internet_20_Link"><text:span text:style-name="T111">debian.org</text:span></text:a><text:span text:style-name="T110">, </text:span><text:span text:style-name="T112">click </text:span><text:span text:style-name="Sterk_20_accent_20_voetnoot"><text:span text:style-name="T113">Other downloads</text:span></text:span><text:span text:style-name="T112"> (under Downloads) and then click </text:span><text:span text:style-name="T114">for example</text:span><text:span text:style-name="T112"> </text:span><text:span text:style-name="Sterk_20_accent_20_voetnoot"><text:span text:style-name="T113">Live G</text:span></text:span><text:span text:style-name="Sterk_20_accent_20_voetnoot"><text:span text:style-name="T115">NOME</text:span></text:span><text:span text:style-name="T112"> (under Try </text:span><text:span text:style-name="T112"><text:user-field-get text:name="Distro">Debian</text:user-field-get></text:span><text:span text:style-name="T112"><text:s/>live before installing).</text:span><text:span text:style-name="Strong_20_Emphasis"><text:span text:style-name="T109"><text:line-break/></text:span></text:span><text:span text:style-name="T116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116">, which can be found at </text:span><text:a xlink:type="simple" xlink:href="https://karelzimmer.nl/en" text:style-name="Internet_20_link" text:visited-style-name="Visited_20_Internet_20_Link"><text:span text:style-name="T119">karelzimmer.nl/en</text:span></text:a><text:span text:style-name="T116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1">Select </text:span><text:span text:style-name="T122">Live </text:span><text:span text:style-name="T123">system (amd64)</text:span><text:span text:style-name="T124"> </text:span><text:span text:style-name="T125">and press </text:span><text:span text:style-name="T126">the</text:span><text:span text:style-name="T127"> </text:span><text:span text:style-name="T128">Enter</text:span><text:span text:style-name="T126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29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30">Start the installation by clicking </text:span><text:span text:style-name="Strong_20_Emphasis"><text:span text:style-name="T131">Activities</text:span></text:span><text:span text:style-name="T130"> and clicking </text:span><text:span text:style-name="Strong_20_Emphasis"><text:span text:style-name="T131">Install Debia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2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33">Follow the installation screens and complete them.</text:span></text:span><text:span text:style-name="T134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35">Connect to the </text:span><text:span text:style-name="T136">network</text:span><text:span text:style-name="T135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37">At</text:span><text:span text:style-name="T130"> </text:span><text:span text:style-name="T131">Welcome</text:span><text:span text:style-name="T130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38">Select </text:span><text:span text:style-name="T139">application and </text:span><text:span text:style-name="T138">system language, and c</text:span><text:span text:style-name="T140">lic</text:span><text:span text:style-name="T137">k</text:span><text:span text:style-name="T140"> </text:span><text:span text:style-name="Strong_20_Emphasis"><text:span text:style-name="T141">Next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2">At</text:span> <text:span text:style-name="Strong_20_Emphasis">Regio</text:span><text:span text:style-name="Strong_20_Emphasis"><text:span text:style-name="T143">n</text:span></text:span> <text:span text:style-name="T142">choose</text:span> <text:span text:style-name="Strong_20_Emphasis">Europ</text:span><text:span text:style-name="Strong_20_Emphasis"><text:span text:style-name="T142">e</text:span></text:span> <text:span text:style-name="T144">and click </text:span><text:span text:style-name="Strong_20_Emphasis"><text:span text:style-name="T144">Next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45">At</text:span> <text:span text:style-name="Strong_20_Emphasis"><text:span text:style-name="T145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46">Choose</text:span><text:span text:style-name="T147"> </text:span><text:span text:style-name="Strong_20_Emphasis"><text:span text:style-name="T147">English (US)</text:span></text:span><text:span text:style-name="T147"> </text:span><text:span text:style-name="T146">a</text:span><text:span text:style-name="T148">n</text:span><text:span text:style-name="T146">d</text:span><text:span text:style-name="T148"> </text:span><text:span text:style-name="Strong_20_Emphasis"><text:span text:style-name="T148">English (US, intl., with dead keys)</text:span></text:span><text:span text:style-name="T148">, </text:span><text:span text:style-name="T149">and click </text:span><text:span text:style-name="Strong_20_Emphasis"><text:span text:style-name="T149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50">At </text:span><text:span text:style-name="Strong_20_Emphasis"><text:span text:style-name="T151">Users</text:span></text:span><text:span text:style-name="T1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53">E</text:span><text:span text:style-name="T154">nter </text:span><text:span text:style-name="Strong_20_Emphasis"><text:span text:style-name="T151">What is your name</text:span></text:span><text:span text:style-name="T155"> </text:span><text:span text:style-name="T156">&lt;</text:span><text:span text:style-name="T157">user</text:span><text:span text:style-name="T156">&gt;</text:span><text:span text:style-name="T158">, </text:span><text:span text:style-name="Strong_20_Emphasis"><text:span text:style-name="T159"><text:line-break/></text:span></text:span><text:span text:style-name="Strong_20_Emphasis"><text:span text:style-name="T160">What name do you want to use to log in</text:span></text:span><text:span text:style-name="T161"> </text:span><text:span text:style-name="T156">&lt;</text:span><text:span text:style-name="T157">user</text:span><text:span text:style-name="T162">name</text:span><text:span text:style-name="T156">&gt;</text:span><text:span text:style-name="T161">,</text:span><text:span text:style-name="Strong_20_Emphasis"><text:span text:style-name="T163"><text:line-break/></text:span></text:span><text:span text:style-name="Strong_20_Emphasis"><text:span text:style-name="T164">What is the na</text:span></text:span><text:span text:style-name="Strong_20_Emphasis"><text:span text:style-name="T160">me of </text:span></text:span><text:span text:style-name="Strong_20_Emphasis"><text:span text:style-name="T165">this</text:span></text:span><text:span text:style-name="Strong_20_Emphasis"><text:span text:style-name="T160"> computer</text:span></text:span><text:span text:style-name="T166"> &lt;</text:span><text:span text:style-name="T167">computerna</text:span><text:span text:style-name="T168">me&gt;</text:span><text:span text:style-name="T161">,</text:span><text:span text:style-name="Strong_20_Emphasis"><text:span text:style-name="T163"><text:line-break/></text:span></text:span><text:span text:style-name="Strong_20_Emphasis"><text:span text:style-name="T169">enter a </text:span></text:span><text:span text:style-name="Strong_20_Emphasis"><text:span text:style-name="T170">password</text:span></text:span><text:span text:style-name="T171"> twice </text:span><text:span text:style-name="T172">and click </text:span><text:span text:style-name="Strong_20_Emphasis"><text:span text:style-name="T173">Next</text:span></text:span><text:span text:style-name="T172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74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75">Log in as </text:span><text:span text:style-name="T156">&lt;</text:span><text:span text:style-name="T157">user</text:span><text:span text:style-name="T156">&gt;</text:span><text:span text:style-name="T175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76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77">Press the Super (Windows/command/magnifier) key or click in the upper left corner.</text:span><text:span text:style-name="T177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78">Type the </text:span><text:span text:style-name="T179">following </text:span><text:span text:style-name="T178">t</text:span><text:span text:style-name="T180">hree</text:span><text:span text:style-name="T178"> commands, each followed by the</text:span><text:span text:style-name="T71"> </text:span><text:span text:style-name="T77">Enter</text:span><text:span text:style-name="T178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81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78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</text:span></text:span><text:span text:style-name="Strong_20_Emphasis"><text:span text:style-name="T87">Z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2">Se</text:span><text:span text:style-name="T183">lect</text:span><text:span text:style-name="T182"> </text:span><text:span text:style-name="Strong_20_Emphasis"><text:span text:style-name="T184">3</text:span></text:span><text:span text:style-name="T185"> </text:span><text:span text:style-name="T186">Finish installatio</text:span><text:span text:style-name="T187">n</text:span><text:span text:style-name="T91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88">S</text:span></text:span><text:span text:style-name="Strong_20_Emphasis"><text:span text:style-name="T189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90">Log in as</text:span><text:span text:style-name="T175"> </text:span><text:span text:style-name="T156">&lt;</text:span><text:span text:style-name="T157">user</text:span><text:span text:style-name="T156">&gt;</text:span><text:span text:style-name="T191"><text:note text:id="ftn7" text:note-class="footnote"><text:note-citation>1</text:note-citation><text:note-body><text:p text:style-name="P91"><text:span text:style-name="T192">Login any additional </text:span><text:span text:style-name="T193">user</text:span><text:span text:style-name="T194">s </text:span><text:span text:style-name="T192">and follow the same steps.</text:span></text:p></text:note-body></text:note></text:span><text:span text:style-name="T175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76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195">Follow the welcome screens.</text:span><text:span text:style-name="T129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</text:span></text:span><text:span text:style-name="Strong_20_Emphasis"><text:span text:style-name="T87">Z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96">Select</text:span><text:span text:style-name="T182"> </text:span><text:span text:style-name="Strong_20_Emphasis"><text:span text:style-name="T184">4</text:span></text:span><text:span text:style-name="T197"> </text:span><text:span text:style-name="T198">Set up user</text:span><text:span text:style-name="T91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199">End of checklist,</text:span><text:span text:style-name="T200"> </text:span><text:span text:style-name="T200"><text:user-field-get text:name="Distro">Debian</text:user-field-get></text:span><text:span text:style-name="T100"><text:s/></text:span><text:span text:style-name="T101">Desktop</text:span><text:span text:style-name="T102"> </text:span><text:span text:style-name="T199">installation is complete.</text:span></text:p>
      <text:p text:style-name="P103"/>
      <text:p text:style-name="P104"><text:span text:style-name="T201">Written</text:span><text:span text:style-name="T202"> </text:span><text:span text:style-name="T201">by</text:span><text:span text:style-name="T202"> </text:span><text:a xlink:type="simple" xlink:href="mailto:info@karelzimmer.nl?subject=Checklist%20installation%20Linux" text:style-name="Internet_20_link" text:visited-style-name="Visited_20_Internet_20_Link"><text:span text:style-name="T203">Karel Zimmer</text:span></text:a><text:span text:style-name="T204">.</text:span></text:p>
      <text:p text:style-name="P105"><text:span text:style-name="T205">License </text:span><text:span text:style-name="T206">C</text:span><text:span text:style-name="T207">C0</text:span><text:span text:style-name="T204"> 1.0</text:span><text:span text:style-name="T208"> </text:span><text:span text:style-name="T20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8"><text:s/></text:span><text:span text:style-name="T20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07T19:44:26.875573620">07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7T19:44:26.814974121</dc:date>
    <meta:keyword>Installatie</meta:keyword>
    <meta:keyword>Checklist</meta:keyword>
    <meta:keyword>Linux</meta:keyword>
    <meta:editing-cycles>7088</meta:editing-cycles>
    <meta:editing-duration>P12DT13H46M44S</meta:editing-duration>
    <meta:print-date>2025-02-27T11:58:37.044493777</meta:print-date>
    <meta:printed-by>Karel Zimmer</meta:printed-by>
    <meta:document-statistic meta:table-count="4" meta:image-count="2" meta:object-count="0" meta:page-count="4" meta:paragraph-count="92" meta:word-count="523" meta:character-count="3241" meta:non-whitespace-character-count="2757"/>
    <meta:user-defined meta:name="Info 1"/>
    <meta:user-defined meta:name="Info 2"/>
    <meta:user-defined meta:name="Info 3"/>
    <meta:user-defined meta:name="Info 4"/>
  </office:meta>
</office:document-meta>
</file>